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1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1" fo:font-size="26pt" fo:font-style="italic" fo:text-shadow="none" style:font-size-asian="26pt" style:font-style-asian="italic" style:font-size-complex="26pt" style:font-style-complex="italic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1" fo:font-size="10pt" fo:font-style="italic" fo:text-shadow="none" fo:font-weight="bold" style:font-name-asian="Segoe UI" style:font-size-asian="10pt" style:font-style-asian="italic" style:font-weight-asian="bold" style:font-name-complex="Segoe UI" style:font-size-complex="10pt" style:font-style-complex="italic" style:font-weight-complex="bold"/>
    </style:style>
    <style:style style:name="P7" style:family="paragraph">
      <style:paragraph-properties fo:margin-left="0cm" fo:margin-right="0cm" fo:margin-top="0cm" fo:margin-bottom="0cm" fo:text-indent="0.318cm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indent="0.318cm" style:text-autospace="none"/>
      <style:text-properties fo:color="#000000" style:font-name="Segoe UI" fo:font-size="8.5pt" fo:text-shadow="1pt 1pt" fo:font-weight="bold" style:font-name-asian="Segoe UI" style:font-size-asian="8.5pt" style:font-weight-asian="bold" style:font-name-complex="Segoe UI" style:font-size-complex="8.5pt" style:font-weight-complex="bold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1" fo:font-size="8.5pt" fo:font-style="italic" fo:text-shadow="none" fo:font-weight="bold" style:font-name-asian="Segoe UI" style:font-size-asian="8.5pt" style:font-style-asian="italic" style:font-weight-asian="bold" style:font-name-complex="Segoe UI" style:font-size-complex="8.5pt" style:font-style-complex="italic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text-position="33% 58%" style:font-name="Segoe UI Semibold1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4" style:family="text">
      <style:text-properties fo:color="#000000" style:font-name="Segoe UI Semibold1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5" style:family="text">
      <style:text-properties fo:color="#000000" style:font-name="Segoe UI Semibold1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6" style:family="text">
      <style:text-properties fo:color="#000000" style:text-position="33% 58%" style:font-name="Segoe UI Semibold1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016cm" svg:y="0.762cm">
          <draw:text-box>
            <text:p text:style-name="P1"><text:span text:style-name="T1">The Epistle</text:span></text:p>
            <text:p text:style-name="P1"><text:span text:style-name="T2">2 Peter 3:8–1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3.368cm" svg:height="5.226cm" svg:x="2.794cm" svg:y="1.016cm">
          <draw:text-box>
            <text:p text:style-name="P4"><text:span text:style-name="T3">8</text:span><text:span text:style-name="T4">But do not overlook this one fact, beloved, that with the Lord one day is as a thousand years, and a thousand years as one d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3.876cm" svg:height="6.75cm" svg:x="1.933cm" svg:y="1.137cm">
          <draw:text-box>
            <text:p text:style-name="P4"><text:span text:style-name="T3">9</text:span><text:span text:style-name="T4">The Lord is not slow to fulfill his promise as some count slowness, but is patient toward you, not wishing that any should perish, but that all should reach repentan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6" draw:layer="layout" svg:width="25.4cm" svg:height="7.766cm" svg:x="1.27cm" svg:y="0.91cm">
          <draw:text-box>
            <text:p text:style-name="P4"><text:span text:style-name="T4"><text:s/></text:span><text:span text:style-name="T3">10</text:span><text:span text:style-name="T4">But the day of the Lord will come like a thief, and then the heavens will pass away with a roar, and the heavenly bodies will be burned up and dissolved, and the earth and the works that are done on it will be expos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8" draw:layer="layout" svg:width="24.892cm" svg:height="6.35cm" svg:x="1.524cm" svg:y="1.27cm">
          <draw:text-box>
            <text:p text:style-name="P7"><text:span text:style-name="T3">11</text:span><text:span text:style-name="T4"> Since all these things are thus to be dissolved, what sort of people ought you to be in lives of holiness and godliness, </text:span><text:span text:style-name="T3">12</text:span><text:span text:style-name="T4"> waiting for and hastening the coming of the day of Go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7" draw:text-style-name="P9" draw:layer="layout" svg:width="25.146cm" svg:height="8.382cm" svg:x="1.524cm" svg:y="1.016cm">
          <draw:text-box>
            <text:p text:style-name="P4"><text:span text:style-name="T4">because of which the heavens will be set on fire and</text:span><text:span text:style-name="T5"> dissolved, and the heavenly bodies will melt as they burn! </text:span><text:span text:style-name="T6">13</text:span><text:span text:style-name="T5">But according to his promise we are waiting for new heavens and a new earth in which righteousness dwell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8" draw:text-style-name="P9" draw:layer="layout" svg:width="24.13cm" svg:height="5.588cm" svg:x="1.778cm" svg:y="0.762cm">
          <draw:text-box>
            <text:p text:style-name="P4"><text:span text:style-name="T6">14</text:span><text:span text:style-name="T5">Therefore, beloved, since you are waiting for these, be diligent to be found by him without spot or blemish, and at pea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12-04T12:00:30.137000000</meta:creation-date>
    <dc:date>2017-12-06T17:56:57.393000000</dc:date>
    <meta:editing-duration>PT29M34S</meta:editing-duration>
    <meta:editing-cycles>5</meta:editing-cycles>
    <meta:generator>LibreOffice/5.4.3.2$Windows_X86_64 LibreOffice_project/92a7159f7e4af62137622921e809f8546db437e5</meta:generator>
    <meta:document-statistic meta:object-count="42"/>
  </office:meta>
</office:document-meta>
</file>